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svg:stroke-color="#000000" draw:fill-color="#ff950e"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000000"/>
    </style:style>
    <style:style style:name="T1" style:family="text">
      <style:text-properties style:font-name="Liberation Sans1" style:font-name-asian="Liberation Sans1" style:font-name-complex="Liberation Sans1"/>
    </style:style>
    <style:style style:name="T2" style:family="text">
      <style:text-properties fo:color="#00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 draw:layer="layout" svg:width="1.383cm" svg:height="0.962cm" svg:x="9.36cm" svg:y="7.333cm">
          <draw:text-box>
            <text:p text:style-name="P2"><text:span text:style-name="T2">6.5</text:span></text:p>
          </draw:text-box>
        </draw:frame>
        <draw:custom-shape draw:style-name="gr4" draw:text-style-name="P1" draw:layer="layout" svg:width="1.095cm" svg:height="1.069cm" svg:x="13.921cm" svg:y="3.884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5.029cm" svg:y="4.476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3:20:47.703020870</dc:date>
    <dc:creator>elucterio </dc:creator>
    <meta:editing-duration>PT56M45S</meta:editing-duration>
    <meta:editing-cycles>20</meta:editing-cycles>
    <meta:generator>LibreOffice/4.2.8.2$Linux_X86_64 LibreOffice_project/420m0$Build-2</meta:generator>
    <meta:document-statistic meta:object-count="11"/>
  </office:meta>
</office:document-meta>
</file>